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2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4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7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9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1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4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6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8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71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taservice - 2<text:span text:style-name="T1">nd</text:span> Milestone</text:p>
      <text:p text:style-name="P1"/>
      <text:p text:style-name="P1"/>
      <text:p text:style-name="P3">Index</text:p>
      <text:list text:style-name="L1">
        <text:list-item>
          <text:p text:style-name="P5">templates</text:p>
        </text:list-item>
        <text:list-item>
          <text:p text:style-name="P5">widgets</text:p>
        </text:list-item>
        <text:list-item>
          <text:p text:style-name="P5">functionalities</text:p>
        </text:list-item>
      </text:list>
      <text:p text:style-name="P2"/>
      <text:p text:style-name="P3">Content</text:p>
      <text:list text:style-name="L2">
        <text:list-item>
          <text:p text:style-name="P4">fix /content/__init__.py</text:p>
        </text:list-item>
        <text:list-item>
          <text:p text:style-name="P4">add description to fields (use metadata PDF file)</text:p>
        </text:list-item>
        <text:list-item>
          <text:p text:style-name="P4">imported data in textarea fields is ugly displayed (e.g. rights)</text:p>
        </text:list-item>
        <text:list-item>
          <text:p text:style-name="P4">to activate upper lower in kupu for chemical formulas</text:p>
        </text:list-item>
        <text:list-item>
          <text:p text:style-name="P4">cleanup the &amp;#39; found in export XML</text:p>
        </text:list-item>
        <text:list-item>
          <text:p text:style-name="P4">write more tests</text:p>
        </text:list-item>
        <text:list-item>
          <text:p text:style-name="P4">fix replace('\r\n', '&lt;br /&gt;') for contact view</text:p>
        </text:list-item>
        <text:list-item>
          <text:p text:style-name="P4">add necessary catalog indexes and metadata or use existing one (e.g organisationUrl, source)</text:p>
        </text:list-item>
        <text:list-item>
          <text:p text:style-name="P4">cleanup widgets macro to use existing slots</text:p>
        </text:list-item>
        <text:list-item>
          <text:p text:style-name="P4">fix temporal coverage widget JS for selecting with mouse pressed</text:p>
        </text:list-item>
        <text:list-item>
          <text:p text:style-name="P4">to move logic on widget level (e.g def getCountryInfo, getters for Geographical coverage widget)</text:p>
        </text:list-item>
        <text:list-item>
          <text:p text:style-name="P4">make richWidget to have lesser rows</text:p>
        </text:list-item>
        <text:list-item>
          <text:p text:style-name="P4">rename vocabularies not to contain dataservice if they are generic</text:p>
        </text:list-item>
        <text:list-item>
          <text:p text:style-name="P4">fix 'location' import on Organisations</text:p>
        </text:list-item>
        <text:list-item>
          <text:p text:style-name="P4">Kupu if detects text/plain displays a text area instead of WYSWYG</text:p>
        </text:list-item>
        <text:list-item>
          <text:p text:style-name="P4">create subscriber/updater for datasets when a Organisation URL is changed</text:p>
        </text:list-item>
        <text:list-item>
          <text:p text:style-name="P4">DDDD</text:p>
        </text:list-item>
        <text:list-item>
          <text:p text:style-name="P4">DDD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5:05:38</meta:creation-date>
    <dc:date>2009-03-26T16:01:32</dc:date>
    <meta:editing-cycles>24</meta:editing-cycles>
    <meta:editing-duration>PT54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147" meta:character-count="939"/>
  </office:meta>
</office:document-meta>
</file>